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28cm"/>
    </style:style>
    <style:style style:name="co2" style:family="table-column">
      <style:table-column-properties fo:break-before="auto" style:column-width="10.031cm"/>
    </style:style>
    <style:style style:name="co3" style:family="table-column">
      <style:table-column-properties fo:break-before="auto" style:column-width="9.668cm"/>
    </style:style>
    <style:style style:name="co4" style:family="table-column">
      <style:table-column-properties fo:break-before="auto" style:column-width="6.622cm"/>
    </style:style>
    <style:style style:name="co5" style:family="table-column">
      <style:table-column-properties fo:break-before="auto" style:column-width="4.059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aecf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</style:style>
    <style:style style:name="ce3" style:family="table-cell" style:parent-style-name="Default">
      <style:table-cell-properties fo:border="0.002cm solid #000000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02cm solid #000000" style:vertical-align="middle"/>
      <style:paragraph-properties fo:text-align="start" fo:margin-left="0cm"/>
    </style:style>
    <style:style style:name="ce6" style:family="table-cell" style:parent-style-name="Default">
      <style:table-cell-properties fo:border="0.002cm solid #000000"/>
      <style:text-properties style:font-name="Arial" style:font-name-asian="Droid Sans Fallback" style:font-name-complex="Lohit Hindi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font-name="Cumberland AMT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-asian="Droid Sans Fallback" style:font-name-complex="Lohit Hindi"/>
    </style:style>
  </office:automatic-styles>
  <office:body>
    <office:spreadsheet>
      <table:table table:name="Creches conveniadas" table:style-name="ta1" table:print="false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row table:style-name="ro1" table:number-rows-repeated="2">
          <table:table-cell table:style-name="Default" table:number-columns-repeated="5"/>
        </table:table-row>
        <table:table-row table:style-name="ro1">
          <table:table-cell table:style-name="Default"/>
          <table:table-cell table:style-name="ce4" office:value-type="string" table:number-columns-spanned="4" table:number-rows-spanned="1">
            <text:p>Relação de creches conveniadas – Osasco 2011</text:p>
          </table:table-cell>
          <table:covered-table-cell table:number-columns-repeated="3" table:style-name="Default"/>
        </table:table-row>
        <table:table-row table:style-name="ro1">
          <table:table-cell table:style-name="Default" table:number-columns-repeated="5"/>
        </table:table-row>
        <table:table-row table:style-name="ro1">
          <table:table-cell table:style-name="ce1" office:value-type="string">
            <text:p>Região</text:p>
          </table:table-cell>
          <table:table-cell table:style-name="ce1" office:value-type="string">
            <text:p>Entidade</text:p>
          </table:table-cell>
          <table:table-cell table:style-name="ce1" office:value-type="string">
            <text:p>Endereço</text:p>
          </table:table-cell>
          <table:table-cell table:style-name="ce1" office:value-type="string">
            <text:p>E-mail</text:p>
          </table:table-cell>
          <table:table-cell table:style-name="ce1" office:value-type="string">
            <text:p>Responsável</text:p>
          </table:table-cell>
        </table:table-row>
        <table:table-row table:style-name="ro2">
          <table:table-cell table:style-name="ce2" office:value-type="string" table:number-columns-spanned="1" table:number-rows-spanned="13">
            <text:p>Zona Sul </text:p>
          </table:table-cell>
          <table:table-cell office:value-type="string">
            <text:p>Centro de Participação Popular do Jardim Veloso </text:p>
          </table:table-cell>
          <table:table-cell office:value-type="string">
            <text:p>Rua Martins Fontes, 373 – Jardim Veloso – F.3605-6084 </text:p>
          </table:table-cell>
          <table:table-cell office:value-type="string">
            <text:p>cppveloso@terra.com.br </text:p>
          </table:table-cell>
          <table:table-cell office:value-type="string">
            <text:p>Zenaide </text:p>
          </table:table-cell>
        </table:table-row>
        <table:table-row table:style-name="ro2">
          <table:covered-table-cell/>
          <table:table-cell office:value-type="string">
            <text:p>Associação União de Mães do Jardim das Flores </text:p>
          </table:table-cell>
          <table:table-cell office:value-type="string">
            <text:p>Rua Mimosa, 97 – Jardim das Flores – F.3682-6010 </text:p>
          </table:table-cell>
          <table:table-cell office:value-type="string">
            <text:p>Daniela@associacaodasmaes.com.br </text:p>
          </table:table-cell>
          <table:table-cell office:value-type="string">
            <text:p>Daniela </text:p>
          </table:table-cell>
        </table:table-row>
        <table:table-row table:style-name="ro2">
          <table:covered-table-cell/>
          <table:table-cell office:value-type="string">
            <text:p>Associação Faça uma Criança Sorrir de Osasco e Região – Núcleo I </text:p>
          </table:table-cell>
          <table:table-cell office:value-type="string">
            <text:p>Avenida Walter Boveri, 488 – Jardim Helena – F.3609-5539 </text:p>
          </table:table-cell>
          <table:table-cell office:value-type="string">
            <text:p>assc.facaucriancasorrir@hotmail.com </text:p>
          </table:table-cell>
          <table:table-cell office:value-type="string">
            <text:p>Jaqueline </text:p>
          </table:table-cell>
        </table:table-row>
        <table:table-row table:style-name="ro2">
          <table:covered-table-cell/>
          <table:table-cell office:value-type="string">
            <text:p>Associação Faça uma Criança Sorrir de Osasco e Região – Núcleo II Alfacriso </text:p>
          </table:table-cell>
          <table:table-cell office:value-type="string">
            <text:p>Avenida Walter Boveri, 43 – Jardim Helena – F.3605-3713 </text:p>
          </table:table-cell>
          <table:table-cell office:value-type="string">
            <text:p>assc.facaucriancasorrir@hotmail.com </text:p>
          </table:table-cell>
          <table:table-cell office:value-type="string">
            <text:p>Luciene </text:p>
          </table:table-cell>
        </table:table-row>
        <table:table-row table:style-name="ro2">
          <table:covered-table-cell/>
          <table:table-cell office:value-type="string">
            <text:p>Associação das Mães do Jardim Veloso </text:p>
          </table:table-cell>
          <table:table-cell office:value-type="string">
            <text:p>Rua Amadeu Amaral, 214 – Jardim Veloso – F.3692-6487 </text:p>
          </table:table-cell>
          <table:table-cell office:value-type="string">
            <text:p>assdasmaesjv@uol.com.br </text:p>
          </table:table-cell>
          <table:table-cell office:value-type="string">
            <text:p>Marlene </text:p>
          </table:table-cell>
        </table:table-row>
        <table:table-row table:style-name="ro2">
          <table:covered-table-cell/>
          <table:table-cell office:value-type="string">
            <text:p>Entidade: Associação das Mães Unidas do Novo Osasco – AMUNO I </text:p>
          </table:table-cell>
          <table:table-cell office:value-type="string">
            <text:p>Rua Aparecida Ivone Munhoz, 91 – Jardim Novo Osasco – F.3692-8976 </text:p>
          </table:table-cell>
          <table:table-cell office:value-type="string">
            <text:p>crecheamuno@uol.com.br </text:p>
          </table:table-cell>
          <table:table-cell office:value-type="string">
            <text:p>Zelina </text:p>
          </table:table-cell>
        </table:table-row>
        <table:table-row table:style-name="ro2">
          <table:covered-table-cell/>
          <table:table-cell office:value-type="string">
            <text:p>Associação das Mães Unidas do Novo Osasco – AMUNO II </text:p>
          </table:table-cell>
          <table:table-cell office:value-type="string">
            <text:p>Rua Nossa Senhora das Graças, 38 – Jardim Novo Osasco – F.3694-2821 </text:p>
          </table:table-cell>
          <table:table-cell office:value-type="string">
            <text:p>crecheamuno@uol.com.br </text:p>
          </table:table-cell>
          <table:table-cell office:value-type="string">
            <text:p>Luciana </text:p>
          </table:table-cell>
        </table:table-row>
        <table:table-row table:style-name="ro2">
          <table:covered-table-cell/>
          <table:table-cell table:style-name="ce5" office:value-type="string" table:number-columns-spanned="1" table:number-rows-spanned="3">
            <text:p>Associação Beneficente Gotas de Amor </text:p>
          </table:table-cell>
          <table:table-cell table:style-name="ce5" office:value-type="string" table:number-columns-spanned="1" table:number-rows-spanned="3">
            <text:p>Rua Elias Zaniliet, 15 – Jardim Bela Vista – F.3682-8934 </text:p>
          </table:table-cell>
          <table:table-cell office:value-type="string">
            <text:p>atiezzi@uol.com.br </text:p>
          </table:table-cell>
          <table:table-cell table:style-name="ce2" office:value-type="string" table:number-columns-spanned="1" table:number-rows-spanned="3">
            <text:p>Juliana </text:p>
          </table:table-cell>
        </table:table-row>
        <table:table-row table:style-name="ro2">
          <table:covered-table-cell table:number-columns-repeated="3"/>
          <table:table-cell office:value-type="string">
            <text:p>miriantiezzi@hotmail.com </text:p>
          </table:table-cell>
          <table:covered-table-cell/>
        </table:table-row>
        <table:table-row table:style-name="ro2">
          <table:covered-table-cell table:number-columns-repeated="3"/>
          <table:table-cell office:value-type="string">
            <text:p>julianagonç alves12@hotmail.com </text:p>
          </table:table-cell>
          <table:covered-table-cell/>
        </table:table-row>
        <table:table-row table:style-name="ro2">
          <table:covered-table-cell/>
          <table:table-cell office:value-type="string">
            <text:p>Associação Quintal Mágico </text:p>
          </table:table-cell>
          <table:table-cell office:value-type="string">
            <text:p>Rua Dr. Bento Vidal, 09 – Jardim Novo Osasco – F.3591-2982 </text:p>
          </table:table-cell>
          <table:table-cell office:value-type="string">
            <text:p>jujubenfica@hotmail.com </text:p>
          </table:table-cell>
          <table:table-cell office:value-type="string">
            <text:p>Ajussimeire Benfica </text:p>
          </table:table-cell>
        </table:table-row>
        <table:table-row table:style-name="ro2">
          <table:covered-table-cell/>
          <table:table-cell office:value-type="string">
            <text:p>Centro Social Santo Antonio </text:p>
          </table:table-cell>
          <table:table-cell office:value-type="string">
            <text:p>Rua da Saudade, 160 – Jardim Bela Vista – F.3681-1024 </text:p>
          </table:table-cell>
          <table:table-cell office:value-type="string">
            <text:p>rosana.vulcanis@bol.com.br </text:p>
          </table:table-cell>
          <table:table-cell office:value-type="string">
            <text:p>Alexandra </text:p>
          </table:table-cell>
        </table:table-row>
        <table:table-row table:style-name="ro2">
          <table:covered-table-cell/>
          <table:table-cell office:value-type="string">
            <text:p>Associação Padre Domingos Barbé </text:p>
          </table:table-cell>
          <table:table-cell table:style-name="ce6" office:value-type="string">
            <text:p><text:span text:style-name="T1">Rua Conceição Scigliano, 107 – Vila Yolanda – F.3592-8499 </text:span></text:p>
          </table:table-cell>
          <table:table-cell office:value-type="string">
            <text:p>Domingos.barbe@hotmail.com </text:p>
          </table:table-cell>
          <table:table-cell office:value-type="string">
            <text:p>Andréa Félix </text:p>
          </table:table-cell>
        </table:table-row>
        <table:table-row table:style-name="ro2">
          <table:table-cell table:style-name="ce2" office:value-type="string" table:number-columns-spanned="1" table:number-rows-spanned="16">
            <text:p>Zona Norte </text:p>
          </table:table-cell>
          <table:table-cell office:value-type="string">
            <text:p>Associação das Mulheres pela Educação – Núcleo Aventura do Aprender </text:p>
          </table:table-cell>
          <table:table-cell office:value-type="string">
            <text:p>Rua Frei Gaspar, 39 – Jardim Piratininga – F.3602-1873 </text:p>
          </table:table-cell>
          <table:table-cell office:value-type="string">
            <text:p>entidadeame@terra.com.br </text:p>
          </table:table-cell>
          <table:table-cell office:value-type="string">
            <text:p>Elza </text:p>
          </table:table-cell>
        </table:table-row>
        <table:table-row table:style-name="ro2">
          <table:covered-table-cell/>
          <table:table-cell office:value-type="string">
            <text:p>Associação das Mulheres pela Educação – Núcleo Brilho do Aprender </text:p>
          </table:table-cell>
          <table:table-cell office:value-type="string">
            <text:p>Rua Sabirigui, 210– Jardim Mutinga – F.3601-2816 </text:p>
          </table:table-cell>
          <table:table-cell office:value-type="string">
            <text:p>entidadeame@terra.com.br </text:p>
          </table:table-cell>
          <table:table-cell office:value-type="string">
            <text:p>Rose </text:p>
          </table:table-cell>
        </table:table-row>
        <table:table-row table:style-name="ro2">
          <table:covered-table-cell/>
          <table:table-cell office:value-type="string">
            <text:p>Associação das Mulheres pela Educação – Núcleo Casa do Aprender </text:p>
          </table:table-cell>
          <table:table-cell office:value-type="string">
            <text:p>Rua Piacatú, 2058 – Jardim Munhoz – 3696-8354 </text:p>
          </table:table-cell>
          <table:table-cell office:value-type="string">
            <text:p>entidadeame@terra.com.br </text:p>
          </table:table-cell>
          <table:table-cell office:value-type="string">
            <text:p>Irene </text:p>
          </table:table-cell>
        </table:table-row>
        <table:table-row table:style-name="ro2">
          <table:covered-table-cell/>
          <table:table-cell office:value-type="string">
            <text:p>Associação das Mulheres pela Educação – Núcleo Cecília Meireles </text:p>
          </table:table-cell>
          <table:table-cell office:value-type="string">
            <text:p>Rua Vicente Florindo Neto, 200 – Jardim Baronesa – F.3602-1484 </text:p>
          </table:table-cell>
          <table:table-cell office:value-type="string">
            <text:p>entidadeame@terra.com.br </text:p>
          </table:table-cell>
          <table:table-cell office:value-type="string">
            <text:p>Tereza </text:p>
          </table:table-cell>
        </table:table-row>
        <table:table-row table:style-name="ro2">
          <table:covered-table-cell/>
          <table:table-cell office:value-type="string">
            <text:p>Associação das Mulheres pela Educação – Núcleo Começando Aprender </text:p>
          </table:table-cell>
          <table:table-cell office:value-type="string">
            <text:p>Rua Cruz e Souza, 16 – Jardim Baronesa – F.3603-4102 </text:p>
          </table:table-cell>
          <table:table-cell office:value-type="string">
            <text:p>entidadeame@terra.com.br </text:p>
          </table:table-cell>
          <table:table-cell office:value-type="string">
            <text:p>Josefa </text:p>
          </table:table-cell>
        </table:table-row>
        <table:table-row table:style-name="ro2">
          <table:covered-table-cell/>
          <table:table-cell office:value-type="string">
            <text:p>Associação das Mulheres pela Educação – Núcleo Menino Jesus </text:p>
          </table:table-cell>
          <table:table-cell office:value-type="string">
            <text:p>Rua Águas de Lindóia, 425 – Rochdale – F.3602-5300 </text:p>
          </table:table-cell>
          <table:table-cell office:value-type="string">
            <text:p>entidadeame@terra.com.br </text:p>
          </table:table-cell>
          <table:table-cell office:value-type="string">
            <text:p>Cláudia </text:p>
          </table:table-cell>
        </table:table-row>
        <table:table-row table:style-name="ro2">
          <table:covered-table-cell/>
          <table:table-cell office:value-type="string">
            <text:p>Associação das Mulheres pela Educação – Núcleo Recanto do Aprender </text:p>
          </table:table-cell>
          <table:table-cell office:value-type="string">
            <text:p>Rua Arian, 18 – Jardim Santa Rita – F.3693-7194 </text:p>
          </table:table-cell>
          <table:table-cell office:value-type="string">
            <text:p>entidadeame@terra.com.br </text:p>
          </table:table-cell>
          <table:table-cell office:value-type="string">
            <text:p>Ilda </text:p>
          </table:table-cell>
        </table:table-row>
        <table:table-row table:style-name="ro2">
          <table:covered-table-cell/>
          <table:table-cell office:value-type="string">
            <text:p>Associação das Mulheres em Defesa à Criança Helena Maria </text:p>
          </table:table-cell>
          <table:table-cell office:value-type="string">
            <text:p>Avenida Presidente Costa e Silva, 1522 – Jardim Helena Maria – F.3603-8243 </text:p>
          </table:table-cell>
          <table:table-cell office:value-type="string">
            <text:p>entidadeamdc@ig.com.br </text:p>
          </table:table-cell>
          <table:table-cell office:value-type="string">
            <text:p>Eunice </text:p>
          </table:table-cell>
        </table:table-row>
        <table:table-row table:style-name="ro2">
          <table:covered-table-cell/>
          <table:table-cell office:value-type="string">
            <text:p>Associação das Mulheres em Defesa à Criança – Tarcila do Amaral </text:p>
          </table:table-cell>
          <table:table-cell office:value-type="string">
            <text:p>Rua Pardinho, 1046 – Jardim Munhoz – F.3686-7328 </text:p>
          </table:table-cell>
          <table:table-cell office:value-type="string">
            <text:p>entidadeamdc@ig.com.br </text:p>
          </table:table-cell>
          <table:table-cell office:value-type="string">
            <text:p>Luciana </text:p>
          </table:table-cell>
        </table:table-row>
        <table:table-row table:style-name="ro1">
          <table:covered-table-cell/>
          <table:table-cell office:value-type="string">
            <text:p>Associação de Proteção à Maternidade e à Adolescência (ASPROMATINA) – Padre Domingos Tonini </text:p>
          </table:table-cell>
          <table:table-cell office:value-type="string">
            <text:p>Rua Sebastião Picão, 535 – Jardim Marieta – F.3599-6642 </text:p>
          </table:table-cell>
          <table:table-cell office:value-type="string">
            <text:p>creche@aspromatina.org.br </text:p>
          </table:table-cell>
          <table:table-cell table:style-name="ce7" office:value-type="string">
            <text:p>Margarida </text:p>
          </table:table-cell>
        </table:table-row>
        <table:table-row table:style-name="ro1">
          <table:covered-table-cell/>
          <table:table-cell office:value-type="string">
            <text:p>Associação de Proteção à Maternidade e à Adolescência (ASPROMATINA) – Padre Guerrino </text:p>
          </table:table-cell>
          <table:table-cell office:value-type="string">
            <text:p>Praça dos Remédios – Vila dos Remédios – F.3525-1423 </text:p>
          </table:table-cell>
          <table:table-cell office:value-type="string">
            <text:p>crechedomingos@aspromatina.org.br </text:p>
          </table:table-cell>
          <table:table-cell table:style-name="ce7" office:value-type="string">
            <text:p>Margarida/Sônia</text:p>
          </table:table-cell>
        </table:table-row>
        <table:table-row table:style-name="ro2">
          <table:covered-table-cell/>
          <table:table-cell office:value-type="string">
            <text:p>ASCC – Associação Solidária Crescendo Cidadã I - Açucará </text:p>
          </table:table-cell>
          <table:table-cell office:value-type="string">
            <text:p>Rua da Assembléia, 34 – Chacará Açucará –F.3659-7223 </text:p>
          </table:table-cell>
          <table:table-cell office:value-type="string">
            <text:p>Geruza08@hotmail.com </text:p>
          </table:table-cell>
          <table:table-cell office:value-type="string">
            <text:p>Gerusa </text:p>
          </table:table-cell>
        </table:table-row>
        <table:table-row table:style-name="ro2">
          <table:covered-table-cell/>
          <table:table-cell office:value-type="string">
            <text:p>ASCC – Associação Solidária Crescendo Cidadã II – Bela Vista </text:p>
          </table:table-cell>
          <table:table-cell office:value-type="string">
            <text:p>Rua Leonardo Nogueira Teles, 30 – Vila Menck – F.3601-6064 </text:p>
          </table:table-cell>
          <table:table-cell office:value-type="string">
            <text:p>Elainecm00@hotmail.com </text:p>
          </table:table-cell>
          <table:table-cell office:value-type="string">
            <text:p>Elaine Cristina </text:p>
          </table:table-cell>
        </table:table-row>
        <table:table-row table:style-name="ro2">
          <table:covered-table-cell/>
          <table:table-cell office:value-type="string">
            <text:p>Associação de Educação Popular Pixote I </text:p>
          </table:table-cell>
          <table:table-cell office:value-type="string">
            <text:p>Rua José Benedito Regina, 98 – Jardim Helena Maria – F.3686-9384 </text:p>
          </table:table-cell>
          <table:table-cell office:value-type="string">
            <text:p>anielarainho@yahoo.com.br </text:p>
          </table:table-cell>
          <table:table-cell office:value-type="string">
            <text:p>Daniela Aparecida </text:p>
          </table:table-cell>
        </table:table-row>
        <table:table-row table:style-name="ro2">
          <table:covered-table-cell/>
          <table:table-cell office:value-type="string">
            <text:p>Associação de Educação Popular Pixote II </text:p>
          </table:table-cell>
          <table:table-cell office:value-type="string">
            <text:p>Rua Sebastião Antonini, 02 – Bel Jardim – F.3656-0013 </text:p>
          </table:table-cell>
          <table:table-cell office:value-type="string">
            <text:p>danielarainho@yahoo.com.br </text:p>
          </table:table-cell>
          <table:table-cell office:value-type="string">
            <text:p>Daniela Aparecida </text:p>
          </table:table-cell>
        </table:table-row>
        <table:table-row table:style-name="ro2">
          <table:covered-table-cell/>
          <table:table-cell office:value-type="string">
            <text:p>Lar da Criança Emmanuel Núcleo Kardecista 21 de Abril </text:p>
          </table:table-cell>
          <table:table-cell office:value-type="string">
            <text:p>Alameda Parque dos Girassóis, 01 – Jardim Baronesa – F.3687-5933 </text:p>
          </table:table-cell>
          <table:table-cell office:value-type="string">
            <text:p>nucleokalace@yahoo.com.br </text:p>
          </table:table-cell>
          <table:table-cell office:value-type="string">
            <text:p>Monica Tamashiro </text:p>
          </table:table-cell>
        </table:table-row>
      </table:table>
      <table:table table:name="Planilha2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Planilha3" table:style-name="ta1" table:print="false">
        <table:table-column table:style-name="co6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05">05/09/2011</text:date>, <text:time>15:21:27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9-05T14:53:27</meta:creation-date>
    <dc:date>2011-09-05T15:21:27</dc:date>
    <meta:editing-duration>PT11M20S</meta:editing-duration>
    <meta:editing-cycles>3</meta:editing-cycles>
    <meta:generator>LibreOffice/3.3$Linux LibreOffice_project/330m19$Build-6</meta:generator>
    <meta:document-statistic meta:table-count="3" meta:cell-count="118" meta:object-count="0"/>
  </office:meta>
</office:document-meta>
</file>